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46de2" officeooo:paragraph-rsid="00046de2"/>
    </style:style>
    <style:style style:name="P2" style:family="paragraph" style:parent-style-name="Standard">
      <style:paragraph-properties fo:text-align="start" style:justify-single-word="false"/>
      <style:text-properties fo:font-weight="bold" officeooo:rsid="00046de2" officeooo:paragraph-rsid="00046de2" style:font-weight-asian="bold" style:font-weight-complex="bold"/>
    </style:style>
    <style:style style:name="P3" style:family="paragraph" style:parent-style-name="Standard">
      <style:paragraph-properties fo:text-align="start" style:justify-single-word="false"/>
      <style:text-properties fo:font-weight="normal" officeooo:rsid="00049f3b" officeooo:paragraph-rsid="00049f3b" style:font-weight-asian="normal" style:font-weight-complex="normal"/>
    </style:style>
    <style:style style:name="P4" style:family="paragraph" style:parent-style-name="Standard">
      <style:paragraph-properties fo:text-align="start" style:justify-single-word="false"/>
      <style:text-properties fo:font-weight="normal" officeooo:rsid="00097d11" officeooo:paragraph-rsid="00097d11" style:font-weight-asian="normal" style:font-weight-complex="normal"/>
    </style:style>
    <style:style style:name="T1" style:family="text">
      <style:text-properties officeooo:rsid="000677a0"/>
    </style:style>
    <style:style style:name="T2" style:family="text">
      <style:text-properties officeooo:rsid="000b3a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s Protocol #6</text:p>
      <text:p text:style-name="P1"/>
      <text:p text:style-name="P2">Overzicht</text:p>
      <text:p text:style-name="P2"/>
      <text:p text:style-name="P3">De afgelopen weken verliepen voorspoedig. Deze week is er gewerkt aan de analyse en de visualisatie van de clusters. <text:span text:style-name="T1">Er is met een machine learning techniek: regressie, een beeld geschetst hoe de toekomst zal verlopen. De regressie is echter nog niet helemaal af. Wat de visualisatie betreft, lopen we op schema, de univariate, bivariate gegevens en de verbanden tussen verschillende variabelen zijn al gelegd. Het technisch rapport is al veel aan gewerkt en de aan GitHub Pages wordt nu gewerkt.</text:span></text:p>
      <text:p text:style-name="P2"/>
      <text:p text:style-name="P2">Problemen</text:p>
      <text:p text:style-name="P2"/>
      <text:p text:style-name="P4">Geen problemen</text:p>
      <text:p text:style-name="P2"/>
      <text:p text:style-name="P2">Verloop</text:p>
      <text:p text:style-name="P2"/>
      <text:p text:style-name="P4">De volgende week zal niet zo stressvol zijn, aangezien we vanaf begins af aan goed en efficie<text:span text:style-name="T2">nt te werk gaan. Het enige wat nog rest is de GitHub pagina stylen, de demo en verhaallijn afmaken, het technisch rapport updaten en als laatst bij de regressie de puntjes op de I te zet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09:05:05.479720022</meta:creation-date>
    <dc:date>2018-06-22T09:13:41.594807248</dc:date>
    <meta:editing-duration>PT8M32S</meta:editing-duration>
    <meta:editing-cycles>8</meta:editing-cycles>
    <meta:generator>LibreOffice/5.1.6.2$Linux_X86_64 LibreOffice_project/10m0$Build-2</meta:generator>
    <meta:document-statistic meta:table-count="0" meta:image-count="0" meta:object-count="0" meta:page-count="1" meta:paragraph-count="7" meta:word-count="140" meta:character-count="838" meta:non-whitespace-character-count="705"/>
  </office:meta>
</office:document-meta>
</file>